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BreakStatus.nextChar( char c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">
            <text:p text:style-name="Table_20_Contents">3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LineBreakStatus.LineBreak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eBreakStatu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